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ONCE LLAMCCAYA, MAN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84068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NAZCA - COMISARI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NCE LLAMCCAYA, MAN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8406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2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4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59003775</text:p>
          </table:table-cell>
          <table:table-cell table:style-name="Tabla2.A2" office:value-type="string">
            <text:p text:style-name="P7">4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BLANCA JUAR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08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